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2.089cm"/>
    </style:style>
    <style:style style:name="gr2" style:family="graphic" style:parent-style-name="standard">
      <style:graphic-properties draw:textarea-horizontal-align="justify" draw:textarea-vertical-align="middle" draw:auto-grow-height="false" fo:min-height="8.587cm" fo:min-width="1.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17.55cm" fo:min-width="1.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6" style:family="graphic" style:parent-style-name="standard">
      <style:graphic-properties draw:stroke="none" draw:fill="none" fo:min-height="0.623cm"/>
    </style:style>
    <style:style style:name="gr7" style:family="graphic" style:parent-style-name="standard">
      <style:graphic-properties draw:stroke="none" draw:fill="none" fo:min-height="0.71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83cm"/>
    </style:style>
    <style:style style:name="gr9" style:family="graphic" style:parent-style-name="standard">
      <style:graphic-properties draw:stroke="none" svg:stroke-color="#000000" draw:fill="none" draw:fill-color="#ffffff" fo:min-height="0cm"/>
    </style:style>
    <style:style style:name="gr10" style:family="graphic" style:parent-style-name="standard">
      <style:graphic-properties draw:stroke="none" draw:fill="none" fo:min-height="0.823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4" style:family="graphic" style:parent-style-name="standard">
      <style:graphic-properties draw:stroke="none" draw:fill="none" fo:min-height="0.50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2.897cm" svg:height="12.339cm" svg:x="1.753cm" svg:y="0.486cm">
          <draw:text-box>
            <text:p>sdramCntl_inst_sd_intf_dq[0]</text:p>
            <text:p>sdramCntl_inst_sd_intf_dq[15]</text:p>
            <text:p/>
            <text:p>sdramCntl_inst_sd_intf_cs H13 -pullup yes</text:p>
            <text:p/>
            <text:p>sdramCntl_inst_sd_intf_addr[0] F13</text:p>
            <text:p>sdramCntl_inst_sd_intf_addr[12] G14</text:p>
            <text:p/>
            <text:p>sdramCntl_inst_sd_intf_cke G15 -pullup yes</text:p>
            <text:p>sdramCntl_inst_sd_intf_we J14</text:p>
            <text:p/>
            <text:p>sdramCntl_inst_sd_intf_dqml J13</text:p>
            <text:p>sdramCntl_inst_sd_intf_cas K15</text:p>
            <text:p>sdramCntl_inst_sd_intf_dqmh J15</text:p>
            <text:p>sdramCntl_inst_sd_intf_ras K16</text:p>
            <text:p>sdramCntl_inst_sd_intf_bs[0] H14 </text:p>
            <text:p>sdramCntl_inst_sd_intf_bs[1] G13</text:p>
          </draw:text-box>
        </draw:frame>
        <draw:custom-shape draw:style-name="gr2" draw:text-style-name="P2" draw:layer="layout" svg:width="2.4cm" svg:height="8.837cm" svg:x="19.4cm" svg:y="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4" draw:text-style-name="P2" draw:layer="layout" svg:width="2.4cm" svg:height="17.8cm" svg:x="17cm" svg:y="2.4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502cm" svg:height="1.187cm" svg:x="9.2cm" svg:y="13.996cm">
          <draw:text-box>
            <text:p/>
          </draw:text-box>
        </draw:frame>
        <draw:frame draw:style-name="gr6" draw:text-style-name="P1" draw:layer="layout" svg:width="4.6cm" svg:height="0.962cm" svg:x="12.3cm" svg:y="17.327cm">
          <draw:text-box>
            <text:p>o_ram_cs_n</text:p>
          </draw:text-box>
        </draw:frame>
        <draw:frame draw:style-name="gr7" draw:text-style-name="P1" draw:layer="layout" svg:width="8.105cm" svg:height="0.963cm" svg:x="1.75cm" svg:y="5.271cm">
          <draw:text-box>
            <text:p><text:s/></text:p>
          </draw:text-box>
        </draw:frame>
        <draw:frame draw:style-name="gr8" draw:text-style-name="P4" draw:layer="layout" svg:width="8.283cm" svg:height="0.962cm" svg:x="3cm" svg:y="7.838cm">
          <draw:text-box>
            <text:p><text:s/></text:p>
          </draw:text-box>
        </draw:frame>
        <draw:frame draw:style-name="gr9" draw:text-style-name="P4" draw:layer="layout" svg:width="0.2cm" svg:height="1.187cm" svg:x="10.2cm" svg:y="6.1cm">
          <draw:text-box>
            <text:p/>
          </draw:text-box>
        </draw:frame>
        <draw:frame draw:style-name="gr10" draw:text-style-name="P1" draw:layer="layout" svg:width="4.6cm" svg:height="1.073cm" svg:x="12.4cm" svg:y="14.427cm">
          <draw:text-box>
            <text:p>o_ram_ras_n</text:p>
          </draw:text-box>
        </draw:frame>
        <draw:line draw:style-name="gr11" draw:text-style-name="P5" draw:layer="layout" svg:x1="17cm" svg:y1="19.6cm" svg:x2="9.4cm" svg:y2="19.6cm">
          <text:p/>
        </draw:line>
        <draw:line draw:style-name="gr11" draw:text-style-name="P5" draw:layer="layout" svg:x1="16.1cm" svg:y1="9.6cm" svg:x2="9.3cm" svg:y2="9.7cm">
          <text:p/>
        </draw:line>
        <draw:line draw:style-name="gr11" draw:text-style-name="P5" draw:layer="layout" svg:x1="16.026cm" svg:y1="9.095cm" svg:x2="9.3cm" svg:y2="9.1cm">
          <text:p/>
        </draw:line>
        <draw:line draw:style-name="gr11" draw:text-style-name="P5" draw:layer="layout" svg:x1="15.9cm" svg:y1="8.8cm" svg:x2="16.7cm" svg:y2="9.4cm">
          <text:p/>
        </draw:line>
        <draw:line draw:style-name="gr11" draw:text-style-name="P5" draw:layer="layout" svg:x1="16.7cm" svg:y1="9.4cm" svg:x2="15.9cm" svg:y2="9.8cm">
          <text:p/>
        </draw:line>
        <draw:line draw:style-name="gr11" draw:text-style-name="P5" draw:layer="layout" svg:x1="17cm" svg:y1="7.6cm" svg:x2="9.9cm" svg:y2="7.6cm">
          <text:p/>
        </draw:line>
        <draw:line draw:style-name="gr11" draw:text-style-name="P5" draw:layer="layout" svg:x1="17cm" svg:y1="7.1cm" svg:x2="9.8cm" svg:y2="7.1cm">
          <text:p/>
        </draw:line>
        <draw:line draw:style-name="gr11" draw:text-style-name="P5" draw:layer="layout" svg:x1="10.2cm" svg:y1="6.8cm" svg:x2="9.4cm" svg:y2="7.4cm">
          <text:p/>
        </draw:line>
        <draw:line draw:style-name="gr11" draw:text-style-name="P5" draw:layer="layout" svg:x1="9.4cm" svg:y1="7.4cm" svg:x2="10.2cm" svg:y2="7.8cm">
          <text:p/>
        </draw:line>
        <draw:frame draw:style-name="gr7" draw:text-style-name="P1" draw:layer="layout" svg:width="4.232cm" svg:height="0.963cm" svg:x="11.368cm" svg:y="9.9cm">
          <draw:text-box>
            <text:p>o_ram_addr</text:p>
          </draw:text-box>
        </draw:frame>
        <draw:frame draw:style-name="gr12" draw:text-style-name="P4" draw:layer="layout" svg:width="3.88cm" svg:height="0.962cm" svg:x="11.52cm" svg:y="7.9cm">
          <draw:text-box>
            <text:p>o_ram_data</text:p>
          </draw:text-box>
        </draw:frame>
        <draw:frame draw:style-name="gr13" draw:text-style-name="P4" draw:layer="layout" svg:width="3.669cm" svg:height="0.962cm" svg:x="11.2cm" svg:y="5.8cm">
          <draw:text-box>
            <text:p>i_ram_data</text:p>
          </draw:text-box>
        </draw:frame>
        <draw:custom-shape draw:style-name="gr4" draw:text-style-name="P2" draw:layer="layout" svg:width="2.4cm" svg:height="17.8cm" svg:x="6.9cm" svg:y="2.4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6.8cm" svg:y1="18.4cm" svg:x2="9.4cm" svg:y2="18.4cm">
          <text:p/>
        </draw:line>
        <draw:line draw:style-name="gr11" draw:text-style-name="P5" draw:layer="layout" svg:x1="16.9cm" svg:y1="3.9cm" svg:x2="9.4cm" svg:y2="3.9cm">
          <text:p/>
        </draw:line>
        <draw:line draw:style-name="gr11" draw:text-style-name="P5" draw:layer="layout" svg:x1="16.9cm" svg:y1="5.4cm" svg:x2="9.4cm" svg:y2="5.4cm">
          <text:p/>
        </draw:line>
        <draw:frame draw:style-name="gr12" draw:text-style-name="P4" draw:layer="layout" svg:width="4.16cm" svg:height="0.962cm" svg:x="12.602cm" svg:y="16.1cm">
          <draw:text-box>
            <text:p>o_ram_we_n</text:p>
          </draw:text-box>
        </draw:frame>
        <draw:frame draw:style-name="gr14" draw:text-style-name="P1" draw:layer="layout" svg:width="4.546cm" svg:height="0.962cm" svg:x="11.854cm" svg:y="2.543cm">
          <draw:text-box>
            <text:p>o_ram_cas_n</text:p>
          </draw:text-box>
        </draw:frame>
        <draw:frame draw:style-name="gr7" draw:text-style-name="P1" draw:layer="layout" svg:width="4.232cm" svg:height="0.963cm" svg:x="11.6cm" svg:y="11.6cm">
          <draw:text-box>
            <text:p>o_ram_bs</text:p>
          </draw:text-box>
        </draw:frame>
        <draw:frame draw:style-name="gr15" draw:text-style-name="P4" draw:layer="layout" svg:width="4.4cm" svg:height="1cm" svg:x="16.8cm" svg:y="1cm">
          <draw:text-box>
            <text:p>WBSDRAM</text:p>
          </draw:text-box>
        </draw:frame>
        <draw:frame draw:style-name="gr12" draw:text-style-name="P4" draw:layer="layout" svg:width="2.233cm" svg:height="0.962cm" svg:x="7.1cm" svg:y="1cm">
          <draw:text-box>
            <text:p>FPGA</text:p>
          </draw:text-box>
        </draw:frame>
        <draw:frame draw:style-name="gr12" draw:text-style-name="P4" draw:layer="layout" svg:width="3.635cm" svg:height="0.962cm" svg:x="11.5cm" svg:y="4.3cm">
          <draw:text-box>
            <text:p>o_ram_cke</text:p>
          </draw:text-box>
        </draw:frame>
        <draw:frame draw:style-name="gr7" draw:text-style-name="P1" draw:layer="layout" svg:width="4.232cm" svg:height="0.963cm" svg:x="12.473cm" svg:y="18.567cm">
          <draw:text-box>
            <text:p>o_ram_dmod</text:p>
          </draw:text-box>
        </draw:frame>
        <draw:line draw:style-name="gr11" draw:text-style-name="P5" draw:layer="layout" svg:x1="16.8cm" svg:y1="17.1cm" svg:x2="9.4cm" svg:y2="17.1cm">
          <text:p/>
        </draw:line>
        <draw:line draw:style-name="gr11" draw:text-style-name="P5" draw:layer="layout" svg:x1="16.8cm" svg:y1="14.2cm" svg:x2="9.4cm" svg:y2="14.2cm">
          <text:p/>
        </draw:line>
        <draw:line draw:style-name="gr11" draw:text-style-name="P5" draw:layer="layout" svg:x1="16.8cm" svg:y1="15.8cm" svg:x2="9.4cm" svg:y2="15.8cm">
          <text:p/>
        </draw:line>
        <draw:line draw:style-name="gr11" draw:text-style-name="P5" draw:layer="layout" svg:x1="16.1cm" svg:y1="11.4cm" svg:x2="9.3cm" svg:y2="11.5cm">
          <text:p/>
        </draw:line>
        <draw:line draw:style-name="gr11" draw:text-style-name="P5" draw:layer="layout" svg:x1="16.026cm" svg:y1="10.895cm" svg:x2="9.3cm" svg:y2="10.9cm">
          <text:p/>
        </draw:line>
        <draw:line draw:style-name="gr11" draw:text-style-name="P5" draw:layer="layout" svg:x1="15.9cm" svg:y1="10.6cm" svg:x2="16.7cm" svg:y2="11.2cm">
          <text:p/>
        </draw:line>
        <draw:line draw:style-name="gr11" draw:text-style-name="P5" draw:layer="layout" svg:x1="16.7cm" svg:y1="11.2cm" svg:x2="15.9cm" svg:y2="11.6cm">
          <text:p/>
        </draw:line>
        <draw:line draw:style-name="gr11" draw:text-style-name="P5" draw:layer="layout" svg:x1="16.2cm" svg:y1="13cm" svg:x2="9.4cm" svg:y2="13.1cm">
          <text:p/>
        </draw:line>
        <draw:line draw:style-name="gr11" draw:text-style-name="P5" draw:layer="layout" svg:x1="16.126cm" svg:y1="12.495cm" svg:x2="9.4cm" svg:y2="12.5cm">
          <text:p/>
        </draw:line>
        <draw:line draw:style-name="gr11" draw:text-style-name="P5" draw:layer="layout" svg:x1="16cm" svg:y1="12.2cm" svg:x2="16.8cm" svg:y2="12.8cm">
          <text:p/>
        </draw:line>
        <draw:line draw:style-name="gr11" draw:text-style-name="P5" draw:layer="layout" svg:x1="16.8cm" svg:y1="12.8cm" svg:x2="16cm" svg:y2="13.2cm">
          <text:p/>
        </draw:lin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start="Arrow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2:38:29.417709340</meta:creation-date>
    <dc:date>2018-10-16T19:46:47.465217728</dc:date>
    <meta:editing-duration>PT54M46S</meta:editing-duration>
    <meta:editing-cycles>13</meta:editing-cycles>
    <meta:generator>LibreOffice/5.2.7.2$Linux_ARM_EABI LibreOffice_project/20m0$Build-2</meta:generator>
    <meta:document-statistic meta:object-count="68"/>
  </office:meta>
</office:document-meta>
</file>